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29cm" fo:margin-left="0cm" table:align="left" style:may-break-between-rows="true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9cm"/>
    </style:style>
    <style:style style:name="Tabela1.C" style:family="table-column">
      <style:table-column-properties style:column-width="6.923cm"/>
    </style:style>
    <style:style style:name="Tabela1.D" style:family="table-column">
      <style:table-column-properties style:column-width="4.205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1" style:font-name-complex="Arial1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6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name-complex="Arial1"/>
    </style:style>
    <style:style style:name="P9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15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1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18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19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22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23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24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26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7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6pt" fo:font-weight="bold" fo:background-color="transparent" style:font-name-asian="Arial1" style:font-name-complex="Arial1"/>
    </style:style>
    <style:style style:name="P28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/>
    </style:style>
    <style:style style:name="P3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 style:font-weight-asian="normal" style:font-weight-complex="normal"/>
    </style:style>
    <style:style style:name="P31" style:family="paragraph" style:parent-style-name="Standard" style:list-style-name="L1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Times New Roman" style:font-name-complex="Times New Roman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2e6082" fo:background-color="transparent" style:font-name-asian="Calibri1" style:font-weight-asian="bold" style:font-name-complex="Calibri1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327854" fo:background-color="transparent" style:font-name-asian="Calibri1" style:font-weight-asian="bold" style:font-name-complex="Calibri1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3620db" fo:background-color="transparent" style:font-name-asian="Calibri1" style:font-weight-asian="bold" style:font-name-complex="Calibri1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379935" fo:background-color="transparent" style:font-name-asian="Calibri1" style:font-weight-asian="bold" style:font-name-complex="Calibri1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3b2eeb" fo:background-color="transparent" style:font-name-asian="Calibri1" style:font-weight-asian="bold" style:font-name-complex="Calibri1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3e4cb7" fo:background-color="transparent" style:font-name-asian="Calibri1" style:font-weight-asian="bold" style:font-name-complex="Calibri1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3eaab5" fo:background-color="transparent" style:font-name-asian="Calibri1" style:font-weight-asian="bold" style:font-name-complex="Calibri1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44d846" fo:background-color="transparent" style:font-name-asian="Calibri1" style:font-weight-asian="bold" style:font-name-complex="Calibri1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4905ce" fo:background-color="transparent" style:font-name-asian="Calibri1" style:font-weight-asian="bold" style:font-name-complex="Calibri1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4be518" fo:background-color="transparent" style:font-name-asian="Calibri1" style:font-weight-asian="bold" style:font-name-complex="Calibri1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4be9f8" fo:background-color="transparent" style:font-name-asian="Calibri1" style:font-weight-asian="bold" style:font-name-complex="Calibri1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officeooo:rsid="0011acd4" officeooo:paragraph-rsid="004d1738" fo:background-color="transparent" style:font-name-asian="Calibri1" style:font-weight-asian="bold" style:font-name-complex="Calibri1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12c470" officeooo:paragraph-rsid="004905ce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paragraph-rsid="0012c470" fo:background-color="transparent" style:font-name-asian="Calibri1" style:font-name-complex="Calibri1"/>
    </style:style>
    <style:style style:name="P48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49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50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officeooo:paragraph-rsid="0012c470" fo:background-color="transparent" style:font-name-asian="Arial1" style:font-name-complex="Arial1"/>
    </style:style>
    <style:style style:name="P51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52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53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5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/>
    </style:style>
    <style:style style:name="P5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/>
    </style:style>
    <style:style style:name="P5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620db"/>
    </style:style>
    <style:style style:name="P5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/>
    </style:style>
    <style:style style:name="P5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/>
    </style:style>
    <style:style style:name="P5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aab5"/>
    </style:style>
    <style:style style:name="P6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/>
    </style:style>
    <style:style style:name="P6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/>
    </style:style>
    <style:style style:name="P6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/>
    </style:style>
    <style:style style:name="P6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b2eeb" fo:background-color="transparent" style:font-name-asian="Calibri1" style:font-name-complex="Calibri1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e4cb7" fo:background-color="transparent" style:font-name-asian="Calibri1" style:font-name-complex="Calibri1"/>
    </style:style>
    <style:style style:name="P6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6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4c1eb"/>
    </style:style>
    <style:style style:name="P6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620db"/>
    </style:style>
    <style:style style:name="P6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79935"/>
    </style:style>
    <style:style style:name="P7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96209"/>
    </style:style>
    <style:style style:name="P7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7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aab5"/>
    </style:style>
    <style:style style:name="P7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7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7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7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2f2389" fo:background-color="transparent" style:font-name-asian="Calibri1" style:font-weight-asian="bold" style:font-name-complex="Calibri1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27854" fo:background-color="transparent" style:font-name-asian="Calibri1" style:font-weight-asian="bold" style:font-name-complex="Calibri1" style:font-weight-complex="bold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620db" fo:background-color="transparent" style:font-name-asian="Calibri1" style:font-weight-asian="bold" style:font-name-complex="Calibri1" style:font-weight-complex="bol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79935" fo:background-color="transparent" style:font-name-asian="Calibri1" style:font-weight-asian="bold" style:font-name-complex="Calibri1" style:font-weight-complex="bold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4cb7" fo:background-color="transparent" style:font-name-asian="Calibri1" style:font-weight-asian="bold" style:font-name-complex="Calibri1" style:font-weight-complex="bold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aab5" fo:background-color="transparent" style:font-name-asian="Calibri1" style:font-weight-asian="bold" style:font-name-complex="Calibri1" style:font-weight-complex="bold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4d846" fo:background-color="transparent" style:font-name-asian="Calibri1" style:font-weight-asian="bold" style:font-name-complex="Calibri1" style:font-weight-complex="bold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6c6b0" fo:background-color="transparent" style:font-name-asian="Calibri1" style:font-weight-asian="bold" style:font-name-complex="Calibri1" style:font-weight-complex="bold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905ce" fo:background-color="transparent" style:font-name-asian="Calibri1" style:font-weight-asian="bold" style:font-name-complex="Calibri1" style:font-weight-complex="bold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191d" fo:background-color="transparent" style:font-name-asian="Calibri1" style:font-weight-asian="bold" style:font-name-complex="Calibri1" style:font-weight-complex="bold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518" fo:background-color="transparent" style:font-name-asian="Calibri1" style:font-weight-asian="bold" style:font-name-complex="Calibri1" style:font-weight-complex="bold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9f8" fo:background-color="transparent" style:font-name-asian="Calibri1" style:font-weight-asian="bold" style:font-name-complex="Calibri1" style:font-weight-complex="bold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d1738" fo:background-color="transparent" style:font-name-asian="Calibri1" style:font-weight-asian="bold" style:font-name-complex="Calibri1" style:font-weight-complex="bold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4093a9" officeooo:paragraph-rsid="004093a9" fo:background-color="transparent" style:font-name-asian="Calibri1" style:font-weight-asian="bold" style:font-name-complex="Calibri1" style:font-weight-complex="bold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4d846" fo:background-color="transparent" style:font-name-asian="Calibri1" style:font-name-complex="Calibri1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905ce" fo:background-color="transparent" style:font-name-asian="Calibri1" style:font-name-complex="Calibri1"/>
    </style:style>
    <style:style style:name="P9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323805"/>
    </style:style>
    <style:style style:name="P9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327854"/>
    </style:style>
    <style:style style:name="P9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3620db"/>
    </style:style>
    <style:style style:name="P9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379935"/>
    </style:style>
    <style:style style:name="P9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3b2eeb"/>
    </style:style>
    <style:style style:name="P9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3e4cb7"/>
    </style:style>
    <style:style style:name="P9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3eaab5"/>
    </style:style>
    <style:style style:name="P10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44d846"/>
    </style:style>
    <style:style style:name="P10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4905ce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4be518"/>
    </style:style>
    <style:style style:name="P10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4be9f8"/>
    </style:style>
    <style:style style:name="P10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4bfbee"/>
    </style:style>
    <style:style style:name="P10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paragraph-rsid="004d1738"/>
    </style:style>
    <style:style style:name="P10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rial" fo:font-size="10pt" officeooo:rsid="004093a9" officeooo:paragraph-rsid="004093a9"/>
    </style:style>
    <style:style style:name="P10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10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 style:font-weight-asian="normal" style:font-weight-complex="normal"/>
    </style:style>
    <style:style style:name="P10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 style:font-weight-asian="normal" style:font-weight-complex="normal"/>
    </style:style>
    <style:style style:name="P11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 style:font-weight-asian="normal" style:font-weight-complex="normal"/>
    </style:style>
    <style:style style:name="P111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 style:font-weight-asian="normal" style:font-weight-complex="normal"/>
    </style:style>
    <style:style style:name="P11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 style:font-weight-asian="normal" style:font-weight-complex="normal"/>
    </style:style>
    <style:style style:name="P113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 style:font-weight-asian="normal" style:font-weight-complex="normal"/>
    </style:style>
    <style:style style:name="P114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d1738" style:font-weight-asian="normal" style:font-weight-complex="normal"/>
    </style:style>
    <style:style style:name="P115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/>
    </style:style>
    <style:style style:name="P116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27854"/>
    </style:style>
    <style:style style:name="P117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b2eeb"/>
    </style:style>
    <style:style style:name="P11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e4cb7"/>
    </style:style>
    <style:style style:name="P11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4d846"/>
    </style:style>
    <style:style style:name="P12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905ce"/>
    </style:style>
    <style:style style:name="P121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be9f8"/>
    </style:style>
    <style:style style:name="P12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d1738"/>
    </style:style>
    <style:style style:name="P123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27854" fo:background-color="transparent" style:font-name-asian="Calibri1" style:font-name-complex="Calibri1"/>
    </style:style>
    <style:style style:name="P124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4d846" fo:background-color="transparent" style:font-name-asian="Calibri1" style:font-name-complex="Calibri1"/>
    </style:style>
    <style:style style:name="P125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905ce" fo:background-color="transparent" style:font-name-asian="Calibri1" style:font-name-complex="Calibri1"/>
    </style:style>
    <style:style style:name="P126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be9f8" fo:background-color="transparent" style:font-name-asian="Calibri1" style:font-name-complex="Calibri1"/>
    </style:style>
    <style:style style:name="P127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d1738" fo:background-color="transparent" style:font-name-asian="Calibri1" style:font-name-complex="Calibri1"/>
    </style:style>
    <style:style style:name="P12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2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3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b2eeb"/>
    </style:style>
    <style:style style:name="P131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3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33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34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35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36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7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27854" style:font-weight-asian="bold" style:font-weight-complex="bold"/>
    </style:style>
    <style:style style:name="P13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620db" style:font-weight-asian="bold" style:font-weight-complex="bold"/>
    </style:style>
    <style:style style:name="P13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b2eeb" style:font-weight-asian="bold" style:font-weight-complex="bold"/>
    </style:style>
    <style:style style:name="P14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4cb7" style:font-weight-asian="bold" style:font-weight-complex="bold"/>
    </style:style>
    <style:style style:name="P141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aab5" style:font-weight-asian="bold" style:font-weight-complex="bold"/>
    </style:style>
    <style:style style:name="P14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4d846" style:font-weight-asian="bold" style:font-weight-complex="bold"/>
    </style:style>
    <style:style style:name="P143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905ce" style:font-weight-asian="bold" style:font-weight-complex="bold"/>
    </style:style>
    <style:style style:name="P144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be9f8" style:font-weight-asian="bold" style:font-weight-complex="bold"/>
    </style:style>
    <style:style style:name="P145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d1738" style:font-weight-asian="bold" style:font-weight-complex="bold"/>
    </style:style>
    <style:style style:name="P146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0pt" fo:font-weight="normal" officeooo:rsid="00379935" officeooo:paragraph-rsid="00379935" fo:background-color="transparent" style:font-name-asian="Calibri1" style:font-name-complex="Calibri1"/>
    </style:style>
    <style:style style:name="P147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color="#000000" style:font-name="Arial" fo:font-size="10pt" fo:font-weight="normal" officeooo:rsid="00379935" officeooo:paragraph-rsid="003e4cb7" fo:background-color="transparent" style:font-name-asian="Calibri1" style:font-name-complex="Calibri1"/>
    </style:style>
    <style:style style:name="P148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color="#000000" style:font-name="Arial" fo:font-size="10pt" fo:font-weight="normal" officeooo:rsid="00379935" officeooo:paragraph-rsid="003eaab5" fo:background-color="transparent" style:font-name-asian="Calibri1" style:font-name-complex="Calibri1"/>
    </style:style>
    <style:style style:name="P149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color="#000000" style:font-name="Arial" fo:font-size="10pt" fo:font-weight="normal" officeooo:rsid="00379935" officeooo:paragraph-rsid="0044d846" fo:background-color="transparent" style:font-name-asian="Calibri1" style:font-name-complex="Calibri1"/>
    </style:style>
    <style:style style:name="P150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color="#000000" style:font-name="Arial" fo:font-size="10pt" fo:font-weight="normal" officeooo:rsid="00379935" officeooo:paragraph-rsid="004905ce" fo:background-color="transparent" style:font-name-asian="Calibri1" style:font-name-complex="Calibri1"/>
    </style:style>
    <style:style style:name="T1" style:family="text">
      <style:text-properties style:use-window-font-color="true" fo:font-size="10pt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font-size="10pt" fo:font-weight="normal" officeooo:rsid="002c3efc" fo:background-color="transparent" loext:char-shading-value="0" style:font-name-asian="Arial1" style:font-name-complex="Arial1"/>
    </style:style>
    <style:style style:name="T3" style:family="text">
      <style:text-properties style:use-window-font-color="true" fo:font-size="10pt" fo:font-weight="bold" fo:background-color="transparent" loext:char-shading-value="0" style:font-name-asian="Arial1" style:font-name-complex="Arial1"/>
    </style:style>
    <style:style style:name="T4" style:family="text">
      <style:text-properties style:use-window-font-color="true" fo:font-size="10pt" fo:font-weight="bold" officeooo:rsid="002c91a6" fo:background-color="transparent" loext:char-shading-value="0" style:font-name-asian="Arial1" style:font-weight-asian="bold" style:font-name-complex="Arial1" style:font-weight-complex="bold"/>
    </style:style>
    <style:style style:name="T5" style:family="text">
      <style:text-properties officeooo:rsid="0012c470"/>
    </style:style>
    <style:style style:name="T6" style:family="text">
      <style:text-properties style:font-weight-asian="bold" style:font-weight-complex="bold"/>
    </style:style>
    <style:style style:name="T7" style:family="text">
      <style:text-properties officeooo:rsid="0013fc84"/>
    </style:style>
    <style:style style:name="T8" style:family="text">
      <style:text-properties officeooo:rsid="0017ad4c"/>
    </style:style>
    <style:style style:name="T9" style:family="text">
      <style:text-properties officeooo:rsid="001c1b08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2a92c3"/>
    </style:style>
    <style:style style:name="T12" style:family="text">
      <style:text-properties fo:font-variant="normal" fo:text-transform="none" fo:color="#000000" fo:letter-spacing="normal" fo:font-style="normal" fo:font-weight="normal" officeooo:rsid="002cbbe1"/>
    </style:style>
    <style:style style:name="T13" style:family="text">
      <style:text-properties fo:font-variant="normal" fo:text-transform="none" fo:color="#000000" fo:letter-spacing="normal" fo:font-style="normal" fo:font-weight="normal" officeooo:rsid="002e6082"/>
    </style:style>
    <style:style style:name="T14" style:family="text">
      <style:text-properties fo:font-variant="normal" fo:text-transform="none" fo:color="#000000" fo:letter-spacing="normal" fo:font-style="normal" fo:font-weight="normal" officeooo:rsid="00323805"/>
    </style:style>
    <style:style style:name="T15" style:family="text">
      <style:text-properties fo:font-variant="normal" fo:text-transform="none" fo:color="#000000" fo:letter-spacing="normal" fo:font-style="normal" fo:font-weight="normal" officeooo:rsid="003620db"/>
    </style:style>
    <style:style style:name="T16" style:family="text">
      <style:text-properties fo:font-variant="normal" fo:text-transform="none" fo:color="#000000" fo:letter-spacing="normal" fo:font-style="normal" fo:font-weight="normal" officeooo:rsid="00379935"/>
    </style:style>
    <style:style style:name="T17" style:family="text">
      <style:text-properties fo:font-variant="normal" fo:text-transform="none" fo:color="#000000" fo:letter-spacing="normal" fo:font-style="normal" fo:font-weight="normal" officeooo:rsid="003b2eeb"/>
    </style:style>
    <style:style style:name="T18" style:family="text">
      <style:text-properties fo:font-variant="normal" fo:text-transform="none" fo:color="#000000" fo:letter-spacing="normal" fo:font-style="normal" fo:font-weight="normal" officeooo:rsid="003eaab5"/>
    </style:style>
    <style:style style:name="T19" style:family="text">
      <style:text-properties fo:font-variant="normal" fo:text-transform="none" fo:color="#000000" fo:letter-spacing="normal" fo:font-style="normal" fo:font-weight="normal" officeooo:rsid="004093a9"/>
    </style:style>
    <style:style style:name="T20" style:family="text">
      <style:text-properties fo:font-variant="normal" fo:text-transform="none" fo:color="#000000" fo:letter-spacing="normal" fo:font-style="normal" fo:font-weight="normal" officeooo:rsid="0044d846"/>
    </style:style>
    <style:style style:name="T21" style:family="text">
      <style:text-properties fo:font-variant="normal" fo:text-transform="none" fo:color="#000000" fo:letter-spacing="normal" fo:font-style="normal" fo:font-weight="normal" officeooo:rsid="004905ce"/>
    </style:style>
    <style:style style:name="T22" style:family="text">
      <style:text-properties fo:font-variant="normal" fo:text-transform="none" fo:color="#000000" fo:letter-spacing="normal" fo:font-style="normal" fo:font-weight="normal" officeooo:rsid="004be518"/>
    </style:style>
    <style:style style:name="T23" style:family="text">
      <style:text-properties fo:font-variant="normal" fo:text-transform="none" fo:color="#000000" fo:letter-spacing="normal" fo:font-style="normal" fo:font-weight="normal" officeooo:rsid="004be9f8"/>
    </style:style>
    <style:style style:name="T24" style:family="text">
      <style:text-properties fo:font-variant="normal" fo:text-transform="none" fo:color="#000000" fo:letter-spacing="normal" fo:font-style="normal" fo:font-weight="normal" officeooo:rsid="004bfbee"/>
    </style:style>
    <style:style style:name="T25" style:family="text">
      <style:text-properties fo:font-variant="normal" fo:text-transform="none" fo:color="#000000" fo:letter-spacing="normal" fo:font-style="normal" fo:font-weight="normal" officeooo:rsid="004d1738"/>
    </style:style>
    <style:style style:name="T26" style:family="text">
      <style:text-properties fo:font-variant="normal" fo:text-transform="none" fo:color="#000000" fo:letter-spacing="normal" fo:font-style="normal" fo:font-weight="bold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style:font-style-asian="normal" style:font-style-complex="normal"/>
    </style:style>
    <style:style style:name="T30" style:family="text">
      <style:text-properties fo:font-variant="normal" fo:text-transform="none" fo:letter-spacing="normal" fo:font-style="normal" officeooo:rsid="00379935" style:font-style-asian="normal" style:font-style-complex="normal"/>
    </style:style>
    <style:style style:name="T31" style:family="text">
      <style:text-properties fo:font-variant="normal" fo:text-transform="none" fo:letter-spacing="normal" fo:font-style="normal" officeooo:rsid="00396209" style:font-style-asian="normal" style:font-style-complex="normal"/>
    </style:style>
    <style:style style:name="T32" style:family="text">
      <style:text-properties fo:font-variant="normal" fo:text-transform="none" fo:letter-spacing="normal" fo:font-style="normal" officeooo:rsid="0044d846" style:font-style-asian="normal" style:font-style-complex="normal"/>
    </style:style>
    <style:style style:name="T33" style:family="text">
      <style:text-properties fo:font-variant="normal" fo:text-transform="none" fo:letter-spacing="normal" fo:font-style="normal" officeooo:rsid="004b191d" style:font-style-asian="normal" style:font-style-complex="normal"/>
    </style:style>
    <style:style style:name="T34" style:family="text">
      <style:text-properties fo:font-variant="normal" fo:text-transform="none" fo:letter-spacing="normal" fo:font-style="normal" officeooo:rsid="004be9f8" style:font-style-asian="normal" style:font-style-complex="normal"/>
    </style:style>
    <style:style style:name="T35" style:family="text">
      <style:text-properties fo:font-variant="normal" fo:text-transform="none" fo:letter-spacing="normal" fo:font-style="normal" officeooo:rsid="004d1738" style:font-style-asian="normal" style:font-style-complex="normal"/>
    </style:style>
    <style:style style:name="T36" style:family="text">
      <style:text-properties fo:font-variant="normal" fo:text-transform="none" fo:letter-spacing="normal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2212e9" style:font-style-asian="normal" style:font-style-complex="normal"/>
    </style:style>
    <style:style style:name="T38" style:family="text">
      <style:text-properties fo:font-variant="normal" fo:text-transform="none" fo:letter-spacing="normal" fo:font-style="normal" style:text-underline-style="solid" style:text-underline-width="auto" style:text-underline-color="font-color" style:font-weight-asian="normal" style:font-weight-complex="normal"/>
    </style:style>
    <style:style style:name="T39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letter-spacing="normal" fo:font-style="normal" fo:font-weight="normal" officeooo:rsid="00379935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letter-spacing="normal" fo:font-style="normal" fo:font-weight="normal" officeooo:rsid="003eaab5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font-style="normal" fo:font-weight="normal" officeooo:rsid="004093a9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letter-spacing="normal" fo:font-style="normal" fo:font-weight="normal" officeooo:rsid="0044d846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letter-spacing="normal" fo:font-style="normal" fo:font-weight="normal" officeooo:rsid="004b191d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letter-spacing="normal" fo:font-style="normal" fo:font-weight="normal" officeooo:rsid="004d1738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letter-spacing="normal" fo:font-style="normal" fo:font-weight="normal" officeooo:rsid="004be9f8" style:font-style-asian="normal" style:font-style-complex="normal"/>
    </style:style>
    <style:style style:name="T47" style:family="text">
      <style:text-properties fo:font-variant="normal" fo:text-transform="none" fo:letter-spacing="normal" fo:font-style="normal" fo:font-weight="normal" officeooo:rsid="004d1738" style:font-style-asian="normal" style:font-style-complex="normal"/>
    </style:style>
    <style:style style:name="T48" style:family="text">
      <style:text-properties fo:font-variant="normal" fo:text-transform="none" fo:letter-spacing="normal" fo:font-style="normal" style:font-weight-asian="normal" style:font-weight-complex="normal"/>
    </style:style>
    <style:style style:name="T49" style:family="text">
      <style:text-properties fo:font-variant="normal" fo:text-transform="none" fo:letter-spacing="normal" fo:font-style="normal" fo:font-weight="bold"/>
    </style:style>
    <style:style style:name="T50" style:family="text">
      <style:text-properties officeooo:rsid="002212e9"/>
    </style:style>
    <style:style style:name="T51" style:family="text">
      <style:text-properties officeooo:rsid="002c3efc"/>
    </style:style>
    <style:style style:name="T52" style:family="text">
      <style:text-properties officeooo:rsid="002cbbe1"/>
    </style:style>
    <style:style style:name="T53" style:family="text">
      <style:text-properties fo:color="#000000" fo:font-size="10pt" fo:letter-spacing="normal" fo:font-style="normal" fo:font-weight="normal" officeooo:rsid="002212e9" style:font-style-asian="normal" style:font-style-complex="normal"/>
    </style:style>
    <style:style style:name="T54" style:family="text">
      <style:text-properties fo:color="#000000" fo:letter-spacing="normal" fo:font-style="normal" officeooo:rsid="004be9f8" style:font-size-asian="11pt" style:font-style-asian="normal" style:font-size-complex="11pt" style:font-style-complex="normal"/>
    </style:style>
    <style:style style:name="T55" style:family="text">
      <style:text-properties fo:color="#000000" fo:letter-spacing="normal" fo:font-style="normal" officeooo:rsid="004d1738" style:font-size-asian="11pt" style:font-style-asian="normal" style:font-size-complex="11pt" style:font-style-complex="normal"/>
    </style:style>
    <style:style style:name="T56" style:family="text">
      <style:text-properties officeooo:rsid="003620db" style:font-style-asian="normal" style:font-weight-asian="normal" style:font-style-complex="normal" style:font-weight-complex="normal"/>
    </style:style>
    <style:style style:name="T57" style:family="text">
      <style:text-properties fo:letter-spacing="normal" fo:font-style="normal" fo:font-weight="normal" officeooo:rsid="002212e9" style:font-style-asian="normal" style:font-style-complex="normal"/>
    </style:style>
    <style:style style:name="T58" style:family="text">
      <style:text-properties fo:letter-spacing="normal" fo:font-style="normal" fo:font-weight="normal" officeooo:rsid="002298cb" style:font-style-asian="normal" style:font-style-complex="normal"/>
    </style:style>
    <style:style style:name="T59" style:family="text">
      <style:text-properties fo:letter-spacing="normal" fo:font-style="normal" fo:font-weight="normal" officeooo:rsid="00345b5a" style:font-style-asian="normal" style:font-style-complex="normal"/>
    </style:style>
    <style:style style:name="T60" style:family="text">
      <style:text-properties fo:letter-spacing="normal" fo:font-style="normal" fo:font-weight="normal" officeooo:rsid="003620db" style:font-style-asian="normal" style:font-style-complex="normal"/>
    </style:style>
    <style:style style:name="T61" style:family="text">
      <style:text-properties fo:letter-spacing="normal" fo:font-style="normal" fo:font-weight="normal" officeooo:rsid="003e4cb7" style:font-style-asian="normal" style:font-style-complex="normal"/>
    </style:style>
    <style:style style:name="T62" style:family="text">
      <style:text-properties fo:letter-spacing="normal" fo:font-style="normal" fo:font-weight="normal" officeooo:rsid="0044d846" style:font-style-asian="normal" style:font-style-complex="normal"/>
    </style:style>
    <style:style style:name="T63" style:family="text">
      <style:text-properties fo:letter-spacing="normal" fo:font-style="normal" fo:font-weight="normal" officeooo:rsid="0048496e" style:font-style-asian="normal" style:font-style-complex="normal"/>
    </style:style>
    <style:style style:name="T64" style:family="text">
      <style:text-properties fo:letter-spacing="normal" fo:font-style="normal" fo:font-weight="normal" officeooo:rsid="004be518" style:font-style-asian="normal" style:font-style-complex="normal"/>
    </style:style>
    <style:style style:name="T65" style:family="text">
      <style:text-properties fo:letter-spacing="normal" fo:font-style="normal" fo:font-weight="normal" officeooo:rsid="004be9f8" style:font-style-asian="normal" style:font-style-complex="normal"/>
    </style:style>
    <style:style style:name="T66" style:family="text">
      <style:text-properties fo:letter-spacing="normal" fo:font-style="normal" fo:font-weight="normal" officeooo:rsid="00345b5a" style:font-style-asian="normal" style:font-weight-asian="normal" style:font-style-complex="normal" style:font-weight-complex="normal"/>
    </style:style>
    <style:style style:name="T67" style:family="text">
      <style:text-properties fo:letter-spacing="normal" fo:font-style="normal" fo:font-weight="normal" officeooo:rsid="003620db" style:font-style-asian="normal" style:font-weight-asian="normal" style:font-style-complex="normal" style:font-weight-complex="normal"/>
    </style:style>
    <style:style style:name="T68" style:family="text">
      <style:text-properties fo:letter-spacing="normal" fo:font-style="normal" fo:font-weight="normal" officeooo:rsid="003e4cb7" style:font-style-asian="normal" style:font-weight-asian="normal" style:font-style-complex="normal" style:font-weight-complex="normal"/>
    </style:style>
    <style:style style:name="T69" style:family="text">
      <style:text-properties fo:letter-spacing="normal" fo:font-style="normal" fo:font-weight="normal" officeooo:rsid="0048496e" style:font-style-asian="normal" style:font-weight-asian="normal" style:font-style-complex="normal" style:font-weight-complex="normal"/>
    </style:style>
    <style:style style:name="T70" style:family="text">
      <style:text-properties fo:letter-spacing="normal" fo:font-style="normal" fo:font-weight="normal" officeooo:rsid="004be9f8" style:font-style-asian="normal" style:font-weight-asian="normal" style:font-style-complex="normal" style:font-weight-complex="normal"/>
    </style:style>
    <style:style style:name="T71" style:family="text">
      <style:text-properties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letter-spacing="normal" fo:font-style="normal" fo:font-weight="normal" officeooo:rsid="003e4cb7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letter-spacing="normal" fo:font-style="normal" officeooo:rsid="00345b5a" style:font-style-asian="normal" style:font-style-complex="normal"/>
    </style:style>
    <style:style style:name="T74" style:family="text">
      <style:text-properties fo:letter-spacing="normal" fo:font-style="normal" officeooo:rsid="004be518" style:font-style-asian="normal" style:font-style-complex="normal"/>
    </style:style>
    <style:style style:name="T75" style:family="text">
      <style:text-properties fo:font-weight="normal" officeooo:rsid="002a92c3"/>
    </style:style>
    <style:style style:name="T76" style:family="text">
      <style:text-properties fo:font-weight="normal" officeooo:rsid="00345b5a"/>
    </style:style>
    <style:style style:name="T77" style:family="text">
      <style:text-properties fo:font-weight="normal" officeooo:rsid="0034c1eb"/>
    </style:style>
    <style:style style:name="T78" style:family="text">
      <style:text-properties fo:font-weight="normal" officeooo:rsid="00396209"/>
    </style:style>
    <style:style style:name="T79" style:family="text">
      <style:text-properties fo:font-weight="normal" officeooo:rsid="00396209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80" style:family="text">
      <style:text-properties fo:font-weight="normal" officeooo:rsid="003e4cb7"/>
    </style:style>
    <style:style style:name="T81" style:family="text">
      <style:text-properties fo:font-weight="normal" officeooo:rsid="004093a9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officeooo:rsid="003620db" style:font-style-asian="normal" style:font-weight-asian="normal" style:font-style-complex="normal" style:font-weight-complex="normal"/>
    </style:style>
    <style:style style:name="T84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fo:font-weight="normal" officeooo:rsid="004be9f8" style:font-weight-asian="normal" style:font-weight-complex="normal"/>
    </style:style>
    <style:style style:name="T87" style:family="text">
      <style:text-properties style:text-underline-style="none" fo:font-weight="normal" officeooo:rsid="004d1738" style:font-weight-asian="normal" style:font-weight-complex="normal"/>
    </style:style>
    <style:style style:name="T88" style:family="text">
      <style:text-properties fo:font-weight="bold"/>
    </style:style>
    <style:style style:name="T89" style:family="text">
      <style:text-properties officeooo:rsid="003620db"/>
    </style:style>
    <style:style style:name="T90" style:family="text">
      <style:text-properties officeooo:rsid="00379935"/>
    </style:style>
    <style:style style:name="T91" style:family="text">
      <style:text-properties officeooo:rsid="00379935" fo:background-color="transparent" loext:char-shading-value="0" style:font-name-asian="Calibri1" style:font-style-asian="normal" style:font-weight-asian="bold" style:font-name-complex="Calibri1" style:font-style-complex="normal" style:font-weight-complex="bold"/>
    </style:style>
    <style:style style:name="T92" style:family="text">
      <style:text-properties style:font-weight-asian="normal" style:font-weight-complex="normal"/>
    </style:style>
    <style:style style:name="T93" style:family="text">
      <style:text-properties officeooo:rsid="003e4cb7"/>
    </style:style>
    <style:style style:name="T94" style:family="text">
      <style:text-properties officeooo:rsid="0048496e"/>
    </style:style>
    <style:style style:name="T95" style:family="text">
      <style:text-properties officeooo:rsid="004905ce"/>
    </style:style>
    <style:style style:name="T96" style:family="text">
      <style:text-properties officeooo:rsid="004be9f8"/>
    </style:style>
    <style:style style:name="T97" style:family="text">
      <style:text-properties officeooo:rsid="004bfb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ocumento de Requisitos</text:p>
      <text:p text:style-name="P5">Projeto: Gerador de Provas</text:p>
      <text:p text:style-name="P5">Versão 1.0</text:p>
      <text:p text:style-name="P1"/>
      <text:p text:style-name="P1"/>
      <text:p text:style-name="P1"/>
      <text:p text:style-name="P1"/>
      <text:p text:style-name="P6">Autor(es): </text:p>
      <text:p text:style-name="P6">João Batista Gomes Silva</text:p>
      <text:p text:style-name="P6">Paulo Henrique Rodrigues Abreu</text:p>
      <text:p text:style-name="P6">Otacílio Ruas</text:p>
      <text:p text:style-name="P1"/>
      <text:p text:style-name="P1"/>
      <text:p text:style-name="P7">Prefác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Público alvo</text:p>
      <text:p text:style-name="P9"/>
      <text:p text:style-name="P9"><text:tab/>O projeto possui como público principal os discentes de todas as esferas, do ensino fundamental ao ensino superior, que <text:span text:style-name="T7">necessitam</text:span> elaborar/<text:span text:style-name="T51">gerar </text:span>avaliações de maneira simples e descomplicada. </text:p>
      <text:p text:style-name="P1"/>
      <text:p text:style-name="P1"/>
      <text:p text:style-name="P8">Histórico de versõ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Data</text:p>
          </table:table-cell>
          <table:table-cell table:style-name="Tabela1.B1" office:value-type="string">
            <text:p text:style-name="P18">Versão</text:p>
          </table:table-cell>
          <table:table-cell table:style-name="Tabela1.C1" office:value-type="string">
            <text:p text:style-name="P18">Descrição</text:p>
          </table:table-cell>
          <table:table-cell table:style-name="Tabela1.D1" office:value-type="string">
            <text:p text:style-name="P23">Autor</text:p>
          </table:table-cell>
        </table:table-row>
        <table:table-row>
          <table:table-cell table:style-name="Tabela1.A2" office:value-type="string">
            <text:p text:style-name="P16">03/05/2017</text:p>
          </table:table-cell>
          <table:table-cell table:style-name="Tabela1.B2" office:value-type="string">
            <text:p text:style-name="P19">1.0</text:p>
          </table:table-cell>
          <table:table-cell table:style-name="Tabela1.C2" office:value-type="string">
            <text:p text:style-name="P20">Versão inicial do projeto</text:p>
          </table:table-cell>
          <table:table-cell table:style-name="Tabela1.D2" office:value-type="string">
            <text:p text:style-name="P24">João Batista Gomes Silva</text:p>
          </table:table-cell>
        </table:table-row>
        <table:table-row>
          <table:table-cell table:style-name="Tabela1.A3" office:value-type="string">
            <text:p text:style-name="P17">03/05/2017</text:p>
          </table:table-cell>
          <table:table-cell table:style-name="Tabela1.B3" office:value-type="string">
            <text:p text:style-name="P22">1.0</text:p>
          </table:table-cell>
          <table:table-cell table:style-name="Tabela1.C3" office:value-type="string">
            <text:p text:style-name="P21">Versão inicial do projeto</text:p>
          </table:table-cell>
          <table:table-cell table:style-name="Tabela1.D3" office:value-type="string">
            <text:p text:style-name="P25">Paulo Henrique Rodrigues Abreu</text:p>
          </table:table-cell>
        </table:table-row>
      </table:table>
      <text:p text:style-name="P1"/>
      <text:p text:style-name="P26"/>
      <text:p text:style-name="P7">Glossário</text:p>
      <text:p text:style-name="P1"/>
      <text:p text:style-name="P10">Definição dos termos técnicos utilizados no texto</text:p>
      <text:p text:style-name="P27"/>
      <text:p text:style-name="P27">Sumário</text:p>
      <text:list xml:id="list287583779" text:style-name="L1">
        <text:list-item>
          <text:p text:style-name="P31">Introdução<text:tab/>5</text:p>
        </text:list-item>
        <text:list-item>
          <text:p text:style-name="P31">Definição de requisitos de usuário<text:tab/>7</text:p>
        </text:list-item>
        <text:list-item>
          <text:p text:style-name="P31">Arquitetura de sistema<text:tab/>8</text:p>
        </text:list-item>
        <text:list-item>
          <text:p text:style-name="P31">Especificação de requisitos de sistema<text:tab/>9</text:p>
        </text:list-item>
        <text:list-item>
          <text:p text:style-name="P31">Modelos de sistema<text:tab/>10</text:p>
        </text:list-item>
        <text:list-item>
          <text:p text:style-name="P31">Evolução de sistema<text:tab/>11</text:p>
        </text:list-item>
        <text:list-item>
          <text:p text:style-name="P31">Apêndices<text:tab/>12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12"/>
      <text:p text:style-name="P12"/>
      <text:p text:style-name="P12"><text:soft-page-break/><text:span text:style-name="T8">1. </text:span>Introduç<text:span text:style-name="T8">ã</text:span>o</text:p>
      <text:p text:style-name="P13"/>
      <text:p text:style-name="P11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, turmas ou cursos que devem ser aplicadas.</text:p>
      <text:p text:style-name="P11"/>
      <text:p text:style-name="P14"><text:span text:style-name="T2">Ciente</text:span><text:span text:style-name="T1"> de tal realidade, o </text:span><text:span text:style-name="T4">Gerenciador</text:span><text:span text:style-name="T3"> de Provas</text:span><text:span text:style-name="T1"> vem com o intuito de facilitar e agilizar os processos acima citados, proporcionando uma </text:span><text:span text:style-name="T2">área</text:span><text:span text:style-name="T1"> de gerenciamento (cadastro, edição, remoção e pesquisa) de turmas, disciplinas, questões e avaliações. O mesmo também possui como uma das suas principais funcionalidades, como o próprio nome insinua, gerar provas, inicialmente em PDF e DOC,</text:span></text:p>
      <text:p text:style-name="P28"><text:span text:style-name="T8">2. </text:span>Definição de requisitos de usuário</text:p>
      <text:list xml:id="list2964887433" text:style-name="L2">
        <text:list-item>
          <text:p text:style-name="P48">Descrição de requisitos funcionais para o usuário</text:p>
        </text:list-item>
      </text:list>
      <text:p text:style-name="P10"/>
      <text:p text:style-name="P10"><text:span text:style-name="T52"><text:tab/>Gerenciamento</text:span> de turmas</text:p>
      <text:p text:style-name="P10"><text:span text:style-name="T52"><text:tab/>Gerenciamento</text:span> de disciplinas</text:p>
      <text:p text:style-name="P10"><text:span text:style-name="T52"><text:tab/>Gerenciamento</text:span> de questões abertas e de <text:span text:style-name="T52">múltipla</text:span> escolha</text:p>
      <text:p text:style-name="P10"><text:span text:style-name="T52"><text:tab/>Gerenciamento</text:span> de avaliações</text:p>
      <text:p text:style-name="P10"/>
      <text:list xml:id="list3631928821" text:style-name="L3">
        <text:list-item>
          <text:p text:style-name="P49">Descrição de requisitos não funcionais para o usuário</text:p>
        </text:list-item>
      </text:list>
      <text:p text:style-name="P1"/>
      <text:p text:style-name="P28"><text:span text:style-name="T8">3. </text:span>Especificação de requisitos de sistema</text:p>
      <text:list xml:id="list1360868350" text:style-name="L4">
        <text:list-item>
          <text:p text:style-name="P50">Descrição dos requisitos funcionais para equipe de desenvolvimento (Descreva os requisitos e o grau de necessidade de cada um destes) <text:span text:style-name="T5">referencia: http://www.ateomomento.com.br/o-que-e-requisito-funcional/</text:span></text:p>
        </text:list-item>
      </text:list>
      <text:p text:style-name="P2"/>
      <text:p text:style-name="P32"><text:span text:style-name="T9">[RF001] Cadastrar</text:span> <text:span text:style-name="T50">T</text:span>urma</text:p>
      <text:p text:style-name="P32"><text:span text:style-name="T53"/></text:p>
      <text:p text:style-name="P77"><text:span text:style-name="T37">D</text:span><text:span text:style-name="T36">escrição</text:span><text:span text:style-name="T29">: </text:span><text:span text:style-name="T57">Essa função tem como objetivo cadastrar </text:span><text:span text:style-name="T58">as turmas, sendo que, </text:span><text:span text:style-name="T59">para</text:span><text:span text:style-name="T58"> cadastrar uma turma é necessário selecionar as matérias daquela turma. Além de matérias, uma turma é formada por um código único identificador e pelo seu ano de inicialização.</text:span></text:p>
      <text:p text:style-name="P65"/>
      <text:p text:style-name="P67"><text:bookmark text:name="E1280"/><text:bookmark text:name="E1281"/><text:span text:style-name="T82">Pré condições</text:span><text:span text:style-name="T85">:</text:span> <text:span text:style-name="T75">Existir ao menos uma matéria no banco de dados. </text:span><text:span text:style-name="T76">Usuário está logado em </text:span><text:span text:style-name="T77">sua conta</text:span><text:span text:style-name="T76">.</text:span></text:p>
      <text:p text:style-name="P29"><text:bookmark text:name="E1284"/></text:p>
      <text:p text:style-name="P93"><text:bookmark text:name="E1285"/><text:bookmark text:name="E1286"/><text:span text:style-name="T27">Fluxo principal</text:span><text:span text:style-name="T26">: </text:span></text:p>
      <text:p text:style-name="P93"><text:span text:style-name="T14"><text:s text:c="4"/>- </text:span><text:span text:style-name="T11">O sistema recebe os dados necessários para efetuar o cadastro de turma. </text:span></text:p>
      <text:p text:style-name="P93"><text:span text:style-name="T14"><text:s text:c="4"/>- </text:span><text:span text:style-name="T11">Os dados são validados pelo sistema e </text:span><text:span text:style-name="T13">salvos</text:span><text:span text:style-name="T11"> no banco </text:span><text:span text:style-name="T12">de dados</text:span><text:span text:style-name="T11">.</text:span></text:p>
      <text:p text:style-name="P54"><text:bookmark text:name="E1291"/></text:p>
      <text:p text:style-name="P136"><text:bookmark text:name="E1292"/><text:bookmark text:name="E1293"/>Fluxos secundários de eventos:</text:p>
      <text:p text:style-name="P30"/>
      <text:p text:style-name="P128">Dados fornecidos inválidos</text:p>
      <text:p text:style-name="P115"><text:span text:style-name="T82">Campos não preenchidos</text:span>: O usuário poderá não preencher todos os campos necessários.</text:p>
      <text:p text:style-name="P115"><text:span text:style-name="T82">Ação tomada</text:span>: Uma mensagem referente ao campo a ser preenchido será exibida.</text:p>
      <text:p text:style-name="P107"/>
      <text:p text:style-name="P33"><text:span text:style-name="T9">[RF002] Editar</text:span> <text:span text:style-name="T50">T</text:span>urma<text:span text:style-name="T53"> </text:span></text:p>
      <text:p text:style-name="P33"><text:span text:style-name="T53"/></text:p>
      <text:p text:style-name="P78"><text:span text:style-name="T37">D</text:span><text:span text:style-name="T36">escrição</text:span><text:span text:style-name="T29">: </text:span><text:span text:style-name="T57">Essa função tem como objetivo </text:span><text:span text:style-name="T59">fornecer ao usuário uma opção de reparar erros que tenham sido cometidos na hora do cadastro da turma</text:span><text:span text:style-name="T58">. </text:span><text:span text:style-name="T59">Sendo possível editar os campos de </text:span><text:span text:style-name="T73">código da turma</text:span><text:span text:style-name="T59">, </text:span><text:span text:style-name="T73">data de inicialização </text:span><text:span text:style-name="T66">da turma e </text:span><text:span text:style-name="T73">disciplinas</text:span><text:span text:style-name="T66">.</text:span></text:p>
      <text:p text:style-name="P66"/>
      <text:p text:style-name="P67"><text:bookmark text:name="E12811"/><text:bookmark text:name="E12801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94"><text:bookmark text:name="E12841"/></text:p>
      <text:p text:style-name="P94"><text:bookmark text:name="E12861"/><text:bookmark text:name="E12851"/><text:span text:style-name="T27">Fluxo principal</text:span><text:span text:style-name="T26">: </text:span></text:p>
      <text:p text:style-name="P94"><text:span text:style-name="T14"><text:s text:c="4"/>- </text:span><text:span text:style-name="T11">O sistema recebe os dados necessários para efetuar </text:span><text:span text:style-name="T15">a edição</text:span><text:span text:style-name="T11">. </text:span></text:p>
      <text:p text:style-name="P94"><text:span text:style-name="T14"><text:s text:c="4"/>- </text:span><text:span text:style-name="T11">Os dados são validados pelo sistema e </text:span><text:span text:style-name="T15">atualizado</text:span><text:span text:style-name="T11"> no banco </text:span><text:span text:style-name="T12">de dados</text:span><text:span text:style-name="T11">.</text:span></text:p>
      <text:p text:style-name="P55"><text:bookmark text:name="E12911"/><text:soft-page-break/></text:p>
      <text:p text:style-name="P137"><text:bookmark text:name="E12931"/><text:bookmark text:name="E12921"/>Fluxos secundários de eventos:</text:p>
      <text:p text:style-name="P108"/>
      <text:p text:style-name="P129">Dados fornecidos inválidos</text:p>
      <text:p text:style-name="P116"><text:span text:style-name="T82">Campos não preenchidos</text:span>: O usuário poderá <text:span text:style-name="T89">apagar os dados já existentes e</text:span> não preencher todos os campos necessários.</text:p>
      <text:p text:style-name="P123"><text:span text:style-name="T82">Ação tomada</text:span>: Uma mensagem referente ao campo a ser preenchido será exibida.</text:p>
      <text:p text:style-name="P123"/>
      <text:p text:style-name="P123"/>
      <text:p text:style-name="P34"><text:span text:style-name="T9">[RF003] Excluir</text:span> <text:span text:style-name="T50">T</text:span>urma</text:p>
      <text:p text:style-name="P34"><text:span text:style-name="T53"/></text:p>
      <text:p text:style-name="P79"><text:span text:style-name="T37">D</text:span><text:span text:style-name="T36">escrição</text:span><text:span text:style-name="T29">: </text:span><text:span text:style-name="T57">Essa função tem </text:span><text:span text:style-name="T60">o objetivo simples de excluir uma turma</text:span><text:span text:style-name="T66">. </text:span><text:span text:style-name="T67">A turma deve ser selecionada pelo seu código único e excluída após o usuário confirmar que deseja realmente excluir. </text:span></text:p>
      <text:p text:style-name="P68"/>
      <text:p text:style-name="P68"><text:bookmark text:name="E128111"/><text:bookmark text:name="E128011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95"><text:bookmark text:name="E128411"/></text:p>
      <text:p text:style-name="P95"><text:bookmark text:name="E128611"/><text:bookmark text:name="E128511"/><text:span text:style-name="T27">Fluxo principal</text:span><text:span text:style-name="T26">: </text:span></text:p>
      <text:p text:style-name="P95"><text:span text:style-name="T14"><text:s text:c="4"/>- </text:span><text:span text:style-name="T11">O sistema recebe </text:span><text:span text:style-name="T15">o código único selecionado através de alguma funcionalidade de interface para seleção de dados e </text:span><text:span text:style-name="T16">exclui a turma referenciada</text:span><text:span text:style-name="T11">. </text:span></text:p>
      <text:p text:style-name="P56"><text:bookmark text:name="E129111"/></text:p>
      <text:p text:style-name="P138"><text:bookmark text:name="E129311"/><text:bookmark text:name="E129211"/>Fluxos secundários de eventos:</text:p>
      <text:p text:style-name="P146"><text:span text:style-name="T28"><text:s text:c="4"/>-Sem fluxo secundário.</text:span></text:p>
      <text:p text:style-name="P3"/>
      <text:p text:style-name="P3"/>
      <text:p text:style-name="P35"><text:span text:style-name="T9">[RF004] Cadastrar</text:span> <text:span text:style-name="T90">Prova</text:span></text:p>
      <text:p text:style-name="P35"><text:span text:style-name="T53"/></text:p>
      <text:p text:style-name="P80"><text:span text:style-name="T37">D</text:span><text:span text:style-name="T36">escrição</text:span><text:span text:style-name="T29">:</text:span><text:span text:style-name="T39"> </text:span><text:span text:style-name="T40">Essa função tem como objetivo inserir as provas no sistema. Cada prova tem </text:span><text:span text:style-name="T30">d</text:span><text:span text:style-name="T31">escrição,</text:span><text:span text:style-name="T30"> </text:span><text:span text:style-name="T31">d</text:span><text:span text:style-name="T30">isciplina, questões e turma</text:span></text:p>
      <text:p text:style-name="P69"/>
      <text:p text:style-name="P70"><text:bookmark text:name="E1281112"/><text:bookmark text:name="E1280112"/><text:span text:style-name="T82">Pré condições</text:span><text:span text:style-name="T85">:</text:span> <text:span text:style-name="T76">Usuário está logado em </text:span><text:span text:style-name="T77">sua conta</text:span><text:span text:style-name="T76">. </text:span><text:span text:style-name="T78">É necessário existir </text:span><text:span text:style-name="T91">disciplina, questões e turma </text:span><text:span text:style-name="T79">já cadastrados no sistema.</text:span></text:p>
      <text:p text:style-name="P96"><text:bookmark text:name="E1284112"/></text:p>
      <text:p text:style-name="P97"><text:span text:style-name="T27">Fluxo principal</text:span><text:span text:style-name="T26">: </text:span></text:p>
      <text:p text:style-name="P97"><text:span text:style-name="T14"><text:s text:c="4"/>- </text:span><text:span text:style-name="T11">O sistema recebe os dados necessários para efetuar o cadastro d</text:span><text:span text:style-name="T17">a prova.</text:span><text:span text:style-name="T11"> </text:span></text:p>
      <text:p text:style-name="P97"><text:span text:style-name="T14"><text:s text:c="4"/>- </text:span><text:span text:style-name="T11">Os dados são validados pelo sistema e </text:span><text:span text:style-name="T13">salvos</text:span><text:span text:style-name="T11"> no banco </text:span><text:span text:style-name="T12">de dados</text:span><text:span text:style-name="T11">.</text:span></text:p>
      <text:p text:style-name="P57"><text:bookmark text:name="E12912"/></text:p>
      <text:p text:style-name="P139"><text:bookmark text:name="E12932"/><text:bookmark text:name="E12922"/>Fluxos secundários de eventos:</text:p>
      <text:p text:style-name="P109"/>
      <text:p text:style-name="P130">Dados fornecidos inválidos</text:p>
      <text:p text:style-name="P117"><text:span text:style-name="T82">Campos não preenchidos</text:span>: O usuário poderá não preencher todos os campos necessários.</text:p>
      <text:p text:style-name="P63"><text:span text:style-name="T84">Ação tomada</text:span><text:span text:style-name="T92">:</text:span><text:span text:style-name="T88"> </text:span><text:span text:style-name="T92">Uma mensagem referente ao campo a ser preenchido será exibida.</text:span></text:p>
      <text:p text:style-name="P3"/>
      <text:p text:style-name="P3"/>
      <text:p text:style-name="P36"><text:span text:style-name="T9">[RF005] Editar</text:span> <text:span text:style-name="T90">Prova</text:span></text:p>
      <text:p text:style-name="P36"><text:span text:style-name="T53"/></text:p>
      <text:p text:style-name="P81"><text:span text:style-name="T37">D</text:span><text:span text:style-name="T36">escrição</text:span><text:span text:style-name="T29">: </text:span><text:span text:style-name="T57">Essa função tem como objetivo </text:span><text:span text:style-name="T59">fornecer ao usuário uma opção de reparar erros que tenham sido cometidos na hora do cadastro da </text:span><text:span text:style-name="T61">prova</text:span><text:span text:style-name="T58">. </text:span><text:span text:style-name="T59">Sendo possível editar os campos de </text:span><text:span text:style-name="T30">d</text:span><text:span text:style-name="T31">escrição,</text:span><text:span text:style-name="T30"> </text:span><text:span text:style-name="T31">d</text:span><text:span text:style-name="T30">isciplina, questões e turma.</text:span></text:p>
      <text:p text:style-name="P71"/>
      <text:p text:style-name="P71"><text:bookmark text:name="E128112"/><text:bookmark text:name="E128012"/><text:span text:style-name="T82">Pré condições</text:span><text:span text:style-name="T85">:</text:span> <text:span text:style-name="T76">Usuário </text:span><text:span text:style-name="T80">está</text:span><text:span text:style-name="T76"> logado em </text:span><text:span text:style-name="T77">sua conta</text:span><text:span text:style-name="T76">.</text:span></text:p>
      <text:p text:style-name="P98"><text:bookmark text:name="E128412"/></text:p>
      <text:p text:style-name="P98"><text:bookmark text:name="E128612"/><text:bookmark text:name="E128512"/><text:span text:style-name="T27">Fluxo principal</text:span><text:span text:style-name="T26">: </text:span></text:p>
      <text:p text:style-name="P98"><text:span text:style-name="T14"><text:s text:c="4"/>- </text:span><text:span text:style-name="T11">O sistema recebe os dados necessários para efetuar </text:span><text:span text:style-name="T15">a edição</text:span><text:span text:style-name="T11">. </text:span></text:p>
      <text:p text:style-name="P98"><text:span text:style-name="T14"><text:s text:c="4"/>- </text:span><text:span text:style-name="T11">Os dados são validados pelo sistema e </text:span><text:span text:style-name="T15">atualizado</text:span><text:span text:style-name="T11"> no banco </text:span><text:span text:style-name="T12">de dados</text:span><text:span text:style-name="T11">.</text:span></text:p>
      <text:p text:style-name="P58"><text:bookmark text:name="E129112"/></text:p>
      <text:p text:style-name="P140"><text:bookmark text:name="E129312"/><text:bookmark text:name="E129212"/><text:soft-page-break/>Fluxos secundários de eventos:</text:p>
      <text:p text:style-name="P110"/>
      <text:p text:style-name="P131">Dados fornecidos inválidos</text:p>
      <text:p text:style-name="P118"><text:span text:style-name="T82">Campos não preenchidos</text:span>: O usuário poderá <text:span text:style-name="T89">apagar os dados já existentes e</text:span> não preencher todos os campos necessários.</text:p>
      <text:p text:style-name="P64"><text:span text:style-name="T83">Ação tomada</text:span><text:span text:style-name="T56">: Uma mensagem referente ao campo a ser preenchido será exibida.</text:span></text:p>
      <text:p text:style-name="P3"><text:span text:style-name="T6"/></text:p>
      <text:p text:style-name="P3"/>
      <text:p text:style-name="P37"><text:span text:style-name="T9">[RF006] Excluir</text:span> <text:span text:style-name="T93">Prova</text:span></text:p>
      <text:p text:style-name="P37"><text:span text:style-name="T53"/></text:p>
      <text:p text:style-name="P81"><text:span text:style-name="T37">D</text:span><text:span text:style-name="T36">escrição</text:span><text:span text:style-name="T29">: </text:span><text:span text:style-name="T57">Essa função tem </text:span><text:span text:style-name="T60">o objetivo simples de excluir uma </text:span><text:span text:style-name="T61">prova escolhida</text:span><text:span text:style-name="T66">. </text:span><text:span text:style-name="T67">A </text:span><text:span text:style-name="T68">prova</text:span><text:span text:style-name="T67"> deve ser selecionada pel</text:span><text:span text:style-name="T68">a sua descrição</text:span><text:span text:style-name="T67"> e excluída após o usuário confirmar que deseja realmente excluir. </text:span><text:span text:style-name="T72">(Obs.: A descrição é só para que o usuário identifique a prova, mas é importante lembrar que todos os objetos têm códigos únicos identificadores que só são citados no documento quando os mesmos têm propriedade de chave candidata).</text:span></text:p>
      <text:p text:style-name="P71"/>
      <text:p text:style-name="P71"><text:bookmark text:name="E1281113"/><text:bookmark text:name="E1280113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98"><text:bookmark text:name="E1284113"/></text:p>
      <text:p text:style-name="P98"><text:bookmark text:name="E1286113"/><text:bookmark text:name="E1285113"/><text:span text:style-name="T27">Fluxo principal</text:span><text:span text:style-name="T26">: </text:span></text:p>
      <text:p text:style-name="P98"><text:span text:style-name="T14"><text:s text:c="4"/>- </text:span><text:span text:style-name="T11">O sistema recebe </text:span><text:span text:style-name="T15">o código único selecionado </text:span><text:span text:style-name="T18">de formal automática quando o usuário escolher a prova através da descrição que identifico-a para o usuário </text:span><text:span text:style-name="T19">e exclui a mesma</text:span><text:span text:style-name="T18">.</text:span></text:p>
      <text:p text:style-name="P98"/>
      <text:p text:style-name="P58"><text:bookmark text:name="E1291113"/></text:p>
      <text:p text:style-name="P140"><text:bookmark text:name="E1293113"/><text:bookmark text:name="E1292113"/>Fluxos secundários de eventos:</text:p>
      <text:p text:style-name="P147"><text:span text:style-name="T28"><text:s text:c="4"/>-Sem fluxo secundário.</text:span></text:p>
      <text:p text:style-name="P147"><text:span text:style-name="T28"/></text:p>
      <text:p text:style-name="P147"><text:span text:style-name="T28"/></text:p>
      <text:p text:style-name="P38"><text:span text:style-name="T9">[RF007] Exportar Prova para PDF/DOC</text:span></text:p>
      <text:p text:style-name="P38"><text:span text:style-name="T53"/></text:p>
      <text:p text:style-name="P82"><text:span text:style-name="T37">D</text:span><text:span text:style-name="T36">escrição</text:span><text:span text:style-name="T29">: </text:span><text:span text:style-name="T41">Essa função tem </text:span><text:span text:style-name="T42">o</text:span><text:span text:style-name="T41"> objetivo </text:span><text:span text:style-name="T42">de</text:span><text:span text:style-name="T41"> selecionar alguma prova escolhida pelo usuário </text:span><text:span text:style-name="T42">e gerar um documento PDF/DOC</text:span><text:span text:style-name="T72">.</text:span></text:p>
      <text:p text:style-name="P90"><text:span text:style-name="T72">P</text:span><text:span text:style-name="T71">ara isso é necessário usar alguma biblioteca que permita a geração de documentos nos formatos citados acima.</text:span></text:p>
      <text:p text:style-name="P72"/>
      <text:p text:style-name="P72"><text:bookmark text:name="E12811131"/><text:bookmark text:name="E12801131"/><text:span text:style-name="T82">Pré condições</text:span><text:span text:style-name="T85">:</text:span> <text:span text:style-name="T76">Usuário está logado em </text:span><text:span text:style-name="T77">sua conta</text:span><text:span text:style-name="T76">. </text:span><text:span text:style-name="T81">Existir prova cadastrada.</text:span></text:p>
      <text:p text:style-name="P99"><text:bookmark text:name="E12841131"/></text:p>
      <text:p text:style-name="P99"><text:bookmark text:name="E12861131"/><text:bookmark text:name="E12851131"/><text:span text:style-name="T27">Fluxo principal</text:span><text:span text:style-name="T26">: </text:span></text:p>
      <text:p text:style-name="P99"><text:span text:style-name="T14"><text:s text:c="4"/>-</text:span><text:span text:style-name="T11">O sistema recebe </text:span><text:span text:style-name="T15">o código único selecionado </text:span><text:span text:style-name="T18">de formal automática quando o usuário escolher a prova através da descrição que identifico-a para o usuário.</text:span></text:p>
      <text:p text:style-name="P106"><text:span text:style-name="T18"><text:s text:c="4"/>-</text:span><text:span text:style-name="T10">Faz comunicação com a biblioteca/API e gera o PDF/DOC.</text:span></text:p>
      <text:p text:style-name="P59"><text:bookmark text:name="E12911131"/></text:p>
      <text:p text:style-name="P141"><text:bookmark text:name="E12931131"/><text:bookmark text:name="E12921131"/>Fluxos secundários de eventos:</text:p>
      <text:p text:style-name="P148"><text:span text:style-name="T28"><text:s text:c="4"/>-Sem fluxo secundário.</text:span></text:p>
      <text:p text:style-name="P3"/>
      <text:p text:style-name="P3"/>
      <text:p text:style-name="P39"><text:span text:style-name="T9">[RF008] Cadastrar</text:span> <text:span text:style-name="T5">Disciplina</text:span></text:p>
      <text:p text:style-name="P39"><text:span text:style-name="T53"/></text:p>
      <text:p text:style-name="P83"><text:span text:style-name="T37">D</text:span><text:span text:style-name="T36">escrição</text:span><text:span text:style-name="T29">:</text:span><text:span text:style-name="T39"> </text:span><text:span text:style-name="T40">Essa função tem como objetivo inserir </text:span><text:span text:style-name="T43">as disciplinas</text:span><text:span text:style-name="T40"> no sistema. Cada </text:span><text:span text:style-name="T43">disciplina</text:span><text:span text:style-name="T40"> tem </text:span><text:span text:style-name="T32">nome e descrição</text:span><text:span text:style-name="T67">. </text:span></text:p>
      <text:p text:style-name="P73"/>
      <text:p text:style-name="P73"><text:bookmark text:name="E12811122"/><text:bookmark text:name="E12801122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100"><text:bookmark text:name="E12841122"/></text:p>
      <text:p text:style-name="P100"><text:span text:style-name="T27">Fluxo principal</text:span><text:span text:style-name="T26">: </text:span></text:p>
      <text:p text:style-name="P100"><text:span text:style-name="T14"><text:s text:c="4"/>- </text:span><text:span text:style-name="T11">O sistema recebe os dados necessários para efetuar o cadastro d</text:span><text:span text:style-name="T17">a </text:span><text:span text:style-name="T20">disciplina</text:span><text:span text:style-name="T17">.</text:span><text:span text:style-name="T11"> </text:span></text:p>
      <text:p text:style-name="P100"><text:span text:style-name="T14"><text:s text:c="4"/>- </text:span><text:span text:style-name="T11">Os dados são validados pelo sistema e </text:span><text:span text:style-name="T13">salvos</text:span><text:span text:style-name="T11"> no banco </text:span><text:span text:style-name="T12">de dados</text:span><text:span text:style-name="T11">.</text:span></text:p>
      <text:p text:style-name="P60"><text:bookmark text:name="E129122"/></text:p>
      <text:p text:style-name="P142"><text:bookmark text:name="E129322"/><text:bookmark text:name="E129222"/><text:soft-page-break/>Fluxos secundários de eventos:</text:p>
      <text:p text:style-name="P111"/>
      <text:p text:style-name="P132">Dados fornecidos inválidos</text:p>
      <text:p text:style-name="P119"><text:span text:style-name="T82">Campos não preenchidos</text:span>: O usuário poderá não preencher todos os campos necessários.</text:p>
      <text:p text:style-name="P91"><text:span text:style-name="T38">Ação tomada</text:span><text:span text:style-name="T48">:</text:span><text:span text:style-name="T49"> </text:span><text:span text:style-name="T48">Uma mensagem referente ao campo a ser preenchido será exibida.</text:span></text:p>
      <text:p text:style-name="P91"><text:span text:style-name="T48"/></text:p>
      <text:p text:style-name="P3"/>
      <text:p text:style-name="P39"><text:span text:style-name="T9">[RF009] Editar</text:span> <text:span text:style-name="T5">Disciplina</text:span><text:span text:style-name="T53"> </text:span></text:p>
      <text:p text:style-name="P39"><text:span text:style-name="T53"/></text:p>
      <text:p text:style-name="P84"><text:span text:style-name="T37">D</text:span><text:span text:style-name="T36">escrição</text:span><text:span text:style-name="T29">: </text:span><text:span text:style-name="T57">Essa função tem como objetivo </text:span><text:span text:style-name="T59">fornecer ao usuário uma opção de </text:span><text:span text:style-name="T62">modificar os dados já cadastrados de uma determinada disciplina</text:span><text:span text:style-name="T58">. </text:span><text:span text:style-name="T59">Sendo possível editar os campos </text:span><text:span text:style-name="T32">nome e descrição.</text:span></text:p>
      <text:p text:style-name="P73"/>
      <text:p text:style-name="P73"><text:bookmark text:name="E128113"/><text:bookmark text:name="E128013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100"><text:bookmark text:name="E128413"/></text:p>
      <text:p text:style-name="P100"><text:bookmark text:name="E128613"/><text:bookmark text:name="E128513"/><text:span text:style-name="T27">Fluxo principal</text:span><text:span text:style-name="T26">: </text:span></text:p>
      <text:p text:style-name="P100"><text:span text:style-name="T14"><text:s text:c="4"/>- </text:span><text:span text:style-name="T11">O sistema recebe os dados necessários para efetuar </text:span><text:span text:style-name="T15">a edição</text:span><text:span text:style-name="T11">. </text:span></text:p>
      <text:p text:style-name="P100"><text:span text:style-name="T14"><text:s text:c="4"/>- </text:span><text:span text:style-name="T11">Os dados são validados pelo sistema e </text:span><text:span text:style-name="T15">atualizado</text:span><text:span text:style-name="T11"> no banco </text:span><text:span text:style-name="T12">de dados</text:span><text:span text:style-name="T11">.</text:span></text:p>
      <text:p text:style-name="P60"><text:bookmark text:name="E129113"/></text:p>
      <text:p text:style-name="P142"><text:bookmark text:name="E129313"/><text:bookmark text:name="E129213"/>Fluxos secundários de eventos:</text:p>
      <text:p text:style-name="P111"/>
      <text:p text:style-name="P132">Dados fornecidos inválidos</text:p>
      <text:p text:style-name="P119"><text:span text:style-name="T82">Campos não preenchidos</text:span>: O usuário poderá <text:span text:style-name="T89">apagar os dados já existentes e</text:span> não preencher todos os campos necessários.</text:p>
      <text:p text:style-name="P124"><text:span text:style-name="T82">Ação tomada</text:span>: Uma mensagem referente ao campo a ser preenchido será exibida.</text:p>
      <text:p text:style-name="P124"/>
      <text:p text:style-name="P124"/>
      <text:p text:style-name="P39"><text:span text:style-name="T9">[RF010] Excluir</text:span> <text:span text:style-name="T94">Disciplina</text:span></text:p>
      <text:p text:style-name="P39"><text:span text:style-name="T53"/></text:p>
      <text:p text:style-name="P83"><text:span text:style-name="T37">D</text:span><text:span text:style-name="T36">escrição</text:span><text:span text:style-name="T29">: </text:span><text:span text:style-name="T57">Essa função tem </text:span><text:span text:style-name="T60">o objetivo simples de excluir uma </text:span><text:span text:style-name="T63">disciplina</text:span><text:span text:style-name="T66">. </text:span><text:span text:style-name="T67">A </text:span><text:span text:style-name="T69">disciplina</text:span><text:span text:style-name="T67"> deve ser selecionada pelo seu </text:span><text:span text:style-name="T69">nome</text:span><text:span text:style-name="T67"> e excluída após o usuário confirmar que deseja realmente excluir. </text:span></text:p>
      <text:p text:style-name="P73"/>
      <text:p text:style-name="P73"><text:bookmark text:name="E1281114"/><text:bookmark text:name="E1280114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100"><text:bookmark text:name="E1284114"/></text:p>
      <text:p text:style-name="P100"><text:bookmark text:name="E1286114"/><text:bookmark text:name="E1285114"/><text:span text:style-name="T27">Fluxo principal</text:span><text:span text:style-name="T26">: </text:span></text:p>
      <text:p text:style-name="P100"><text:span text:style-name="T14"><text:s text:c="4"/>- </text:span><text:span text:style-name="T11">O sistema recebe </text:span><text:span text:style-name="T15">o código único selecionado através de alguma funcionalidade de interface para seleção de dados e </text:span><text:span text:style-name="T16">exclui a </text:span><text:span text:style-name="T21">disciplina</text:span><text:span text:style-name="T16"> referenciada</text:span><text:span text:style-name="T11">. </text:span></text:p>
      <text:p text:style-name="P60"><text:bookmark text:name="E1291114"/></text:p>
      <text:p text:style-name="P142"><text:bookmark text:name="E1293114"/><text:bookmark text:name="E1292114"/>Fluxos secundários de eventos:</text:p>
      <text:p text:style-name="P149"><text:span text:style-name="T28"><text:s text:c="4"/>-Sem fluxo secundário.</text:span></text:p>
      <text:p text:style-name="P3"/>
      <text:p text:style-name="P3"/>
      <text:p text:style-name="P40"><text:span text:style-name="T9">[RF011] Cadastrar</text:span> <text:span text:style-name="T95">Questões</text:span></text:p>
      <text:p text:style-name="P40"><text:span text:style-name="T53"/></text:p>
      <text:p text:style-name="P86"><text:span text:style-name="T37">D</text:span><text:span text:style-name="T36">escrição</text:span><text:span text:style-name="T29">:</text:span><text:span text:style-name="T39"> </text:span><text:span text:style-name="T40">Essa função tem como objetivo inserir </text:span><text:span text:style-name="T43">as </text:span><text:span text:style-name="T44">questões</text:span><text:span text:style-name="T40"> no sistema. Cada </text:span><text:span text:style-name="T44">questão</text:span><text:span text:style-name="T40"> tem </text:span><text:span text:style-name="T33">título</text:span><text:span text:style-name="T44"> e </text:span><text:span text:style-name="T33">data de cadastro. </text:span><text:span text:style-name="T44">A questão pode ser aberta ou múltipla escolha. No caso de ser aberta o usuário pode guardar uma </text:span><text:span text:style-name="T33">resposta guia</text:span><text:span text:style-name="T44">, mas não é obrigatório. Caso seja de múltipla escolha é obrigatório que sejam cadastradas as </text:span><text:span text:style-name="T33">alternativas</text:span><text:span text:style-name="T44"> e qual é a </text:span><text:span text:style-name="T33">alternativa correta</text:span><text:span text:style-name="T44">.</text:span></text:p>
      <text:p text:style-name="P74"/>
      <text:p text:style-name="P74"><text:bookmark text:name="E128111221"/><text:bookmark text:name="E128011221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101"><text:bookmark text:name="E128411221"/></text:p>
      <text:p text:style-name="P101"><text:span text:style-name="T27">Fluxo principal</text:span><text:span text:style-name="T26">: </text:span></text:p>
      <text:p text:style-name="P102"><text:span text:style-name="T22"><text:s text:c="4"/>- O usuário escolhe se é aberta ou de múltipla escolha</text:span></text:p>
      <text:p text:style-name="P101"><text:span text:style-name="T14"><text:s text:c="4"/>- </text:span><text:span text:style-name="T11">O sistema recebe os dados necessários para efetuar o cadastro d</text:span><text:span text:style-name="T17">a </text:span><text:span text:style-name="T22">questão</text:span><text:span text:style-name="T17">.</text:span><text:span text:style-name="T11"> </text:span></text:p>
      <text:p text:style-name="P102"><text:span text:style-name="T14"><text:s text:c="4"/>- </text:span><text:span text:style-name="T11">Os dados são validados pelo sistema e </text:span><text:span text:style-name="T13">salvos</text:span><text:span text:style-name="T11"> no banco </text:span><text:span text:style-name="T12">de dados</text:span><text:span text:style-name="T11">.</text:span></text:p>
      <text:p text:style-name="P102"><text:span text:style-name="T11"/></text:p>
      <text:p text:style-name="P61"><text:bookmark text:name="E1291221"/></text:p>
      <text:p text:style-name="P143"><text:bookmark text:name="E1293221"/><text:bookmark text:name="E1292221"/><text:soft-page-break/>Fluxos secundários de eventos:</text:p>
      <text:p text:style-name="P112"/>
      <text:p text:style-name="P133">Dados fornecidos inválidos</text:p>
      <text:p text:style-name="P120"><text:span text:style-name="T82">Campos não preenchidos</text:span>: O usuário poderá não preencher todos os campos necessários.</text:p>
      <text:p text:style-name="P92"><text:span text:style-name="T38">Ação tomada</text:span><text:span text:style-name="T48">:</text:span><text:span text:style-name="T49"> </text:span><text:span text:style-name="T48">Uma mensagem referente ao campo a ser preenchido será exibida.</text:span></text:p>
      <text:p text:style-name="P92"><text:span text:style-name="T48"/></text:p>
      <text:p text:style-name="P45"/>
      <text:p text:style-name="P41"><text:span text:style-name="T9">[RF012] Editar</text:span> <text:span text:style-name="T95">Questões</text:span><text:span text:style-name="T53"> </text:span></text:p>
      <text:p text:style-name="P40"><text:span text:style-name="T53"/></text:p>
      <text:p text:style-name="P87"><text:span text:style-name="T37">D</text:span><text:span text:style-name="T36">escrição</text:span><text:span text:style-name="T29">: </text:span><text:span text:style-name="T57">Essa função tem como objetivo </text:span><text:span text:style-name="T59">fornecer ao usuário uma opção de </text:span><text:span text:style-name="T62">modificar os dados já cadastrados de uma determinada </text:span><text:span text:style-name="T64">questão</text:span><text:span text:style-name="T58">. </text:span><text:span text:style-name="T59">Sendo possível editar </text:span><text:span text:style-name="T64">a </text:span><text:span text:style-name="T74">questão</text:span><text:span text:style-name="T64">, a </text:span><text:span text:style-name="T74">resposta guia</text:span><text:span text:style-name="T64"> se for questão aberta, </text:span><text:span text:style-name="T74">alternativas</text:span><text:span text:style-name="T64"> se for questão múltipla escolha e qual é a </text:span><text:span text:style-name="T74">alternativa </text:span><text:span text:style-name="T64">correta.</text:span></text:p>
      <text:p text:style-name="P74"/>
      <text:p text:style-name="P74"><text:bookmark text:name="E1281131"/><text:bookmark text:name="E1280131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101"><text:bookmark text:name="E1284131"/></text:p>
      <text:p text:style-name="P101"><text:bookmark text:name="E1286131"/><text:bookmark text:name="E1285131"/><text:span text:style-name="T27">Fluxo principal</text:span><text:span text:style-name="T26">: </text:span></text:p>
      <text:p text:style-name="P101"><text:span text:style-name="T14"><text:s text:c="4"/>- </text:span><text:span text:style-name="T11">O sistema recebe os dados necessários para efetuar </text:span><text:span text:style-name="T15">a edição</text:span><text:span text:style-name="T11">. </text:span></text:p>
      <text:p text:style-name="P101"><text:span text:style-name="T14"><text:s text:c="4"/>- </text:span><text:span text:style-name="T11">Os dados são validados pelo sistema e </text:span><text:span text:style-name="T15">atualizado</text:span><text:span text:style-name="T11"> no banco </text:span><text:span text:style-name="T12">de dados</text:span><text:span text:style-name="T11">.</text:span></text:p>
      <text:p text:style-name="P61"><text:bookmark text:name="E1291131"/></text:p>
      <text:p text:style-name="P143"><text:bookmark text:name="E1293131"/><text:bookmark text:name="E1292131"/>Fluxos secundários de eventos:</text:p>
      <text:p text:style-name="P112"/>
      <text:p text:style-name="P133">Dados fornecidos inválidos</text:p>
      <text:p text:style-name="P120"><text:span text:style-name="T82">Campos não preenchidos</text:span>: O usuário poderá <text:span text:style-name="T89">apagar os dados já existentes e</text:span> não preencher todos os campos necessários.</text:p>
      <text:p text:style-name="P125"><text:span text:style-name="T82">Ação tomada</text:span>: Uma mensagem referente ao campo a ser preenchido será exibida.</text:p>
      <text:p text:style-name="P125"/>
      <text:p text:style-name="P125"/>
      <text:p text:style-name="P40"><text:span text:style-name="T9">[RF013] Excluir</text:span> <text:span text:style-name="T96">Questões</text:span></text:p>
      <text:p text:style-name="P40"><text:span text:style-name="T53"/></text:p>
      <text:p text:style-name="P85"><text:span text:style-name="T37">D</text:span><text:span text:style-name="T36">escrição</text:span><text:span text:style-name="T29">: </text:span><text:span text:style-name="T57">Essa função tem </text:span><text:span text:style-name="T60">o objetivo simples de excluir uma </text:span><text:span text:style-name="T65">questão</text:span><text:span text:style-name="T66">. </text:span><text:span text:style-name="T67">A </text:span><text:span text:style-name="T70">questão</text:span><text:span text:style-name="T67"> deve ser selecionada pelo seu </text:span><text:span text:style-name="T70">enunciado</text:span><text:span text:style-name="T67"> e excluída após o usuário confirmar que deseja realmente excluir. </text:span></text:p>
      <text:p text:style-name="P74"/>
      <text:p text:style-name="P74"><text:bookmark text:name="E12811141"/><text:bookmark text:name="E12801141"/><text:span text:style-name="T82">Pré condições</text:span><text:span text:style-name="T85">:</text:span> <text:span text:style-name="T76">Usuário está logado em </text:span><text:span text:style-name="T77">sua conta</text:span><text:span text:style-name="T76">.</text:span></text:p>
      <text:p text:style-name="P101"><text:bookmark text:name="E12841141"/></text:p>
      <text:p text:style-name="P101"><text:bookmark text:name="E12861141"/><text:bookmark text:name="E12851141"/><text:span text:style-name="T27">Fluxo principal</text:span><text:span text:style-name="T26">: </text:span></text:p>
      <text:p text:style-name="P101"><text:span text:style-name="T14"><text:s text:c="4"/>- </text:span><text:span text:style-name="T11">O sistema recebe </text:span><text:span text:style-name="T15">o código único selecionado através de alguma funcionalidade de interface para seleção de dados e </text:span><text:span text:style-name="T16">exclui a </text:span><text:span text:style-name="T23">questão</text:span><text:span text:style-name="T16"> referenciada</text:span><text:span text:style-name="T11">. </text:span></text:p>
      <text:p text:style-name="P61"><text:bookmark text:name="E12911141"/></text:p>
      <text:p text:style-name="P143"><text:bookmark text:name="E12931141"/><text:bookmark text:name="E12921141"/>Fluxos secundários de eventos:</text:p>
      <text:p text:style-name="P150"><text:span text:style-name="T28"><text:s text:c="4"/>-Sem fluxo secundário.</text:span></text:p>
      <text:p text:style-name="P47"/>
      <text:p text:style-name="P47"/>
      <text:p text:style-name="P42"><text:span text:style-name="T9">[RF014] </text:span><text:span text:style-name="T54">Fazer Login</text:span></text:p>
      <text:p text:style-name="P42"><text:span text:style-name="T53"/></text:p>
      <text:p text:style-name="P88"><text:span text:style-name="T37">D</text:span><text:span text:style-name="T36">escrição</text:span><text:span text:style-name="T29">: </text:span><text:span text:style-name="T46">Essa função tem como objetivo autenticar o usuário no sistema para que ele posso usufruir de todas as funcionalidades do sistema. É necessário fornecer um </text:span><text:span text:style-name="T34">e-mail</text:span><text:span text:style-name="T46"> e </text:span><text:span text:style-name="T34">senha</text:span><text:span text:style-name="T46"> para autenticar o usuário.</text:span></text:p>
      <text:p text:style-name="P75"/>
      <text:p text:style-name="P75"><text:bookmark text:name="E12811311"/><text:bookmark text:name="E12801311"/><text:span text:style-name="T82">Pré condições</text:span><text:span text:style-name="T85">: </text:span><text:span text:style-name="T86">É necessário ter usuário cadastrado.</text:span></text:p>
      <text:p text:style-name="P103"><text:bookmark text:name="E12841311"/></text:p>
      <text:p text:style-name="P103"><text:bookmark text:name="E12861311"/><text:bookmark text:name="E12851311"/><text:span text:style-name="T27">Fluxo principal</text:span><text:span text:style-name="T26">: </text:span></text:p>
      <text:p text:style-name="P103"><text:span text:style-name="T14"><text:s text:c="4"/>- </text:span><text:span text:style-name="T11">O sistema recebe os dados necessários para efetuar </text:span><text:span text:style-name="T24">o login</text:span><text:span text:style-name="T11">. </text:span></text:p>
      <text:p text:style-name="P103"><text:span text:style-name="T14"><text:s text:c="4"/>- </text:span><text:span text:style-name="T11">Os dados são validados pelo sistema, e</text:span><text:span text:style-name="T24">xecutando assim a</text:span><text:span text:style-name="T11"> </text:span><text:span text:style-name="T24">autenticação do usuário</text:span><text:span text:style-name="T11">.</text:span></text:p>
      <text:p text:style-name="P104"><text:span text:style-name="T11"><text:s text:c="4"/></text:span><text:span text:style-name="T14">- </text:span><text:span text:style-name="T24">Redireciona o usuário para a página administrativa</text:span><text:span text:style-name="T11">. </text:span></text:p>
      <text:p text:style-name="P104"><text:span text:style-name="T11"/></text:p>
      <text:p text:style-name="P62"><text:bookmark text:name="E12911311"/></text:p>
      <text:p text:style-name="P144"/>
      <text:p text:style-name="P144"><text:bookmark text:name="E12931311"/><text:bookmark text:name="E12921311"/><text:soft-page-break/>Fluxos secundários de eventos:</text:p>
      <text:p text:style-name="P113"/>
      <text:p text:style-name="P134">Dados fornecidos inválidos</text:p>
      <text:p text:style-name="P121"><text:span text:style-name="T82">Campos não preenchidos</text:span>: O usuário poderá não preencher todos os campos necessários <text:span text:style-name="T97">ou inserir dados inválidos</text:span>.</text:p>
      <text:p text:style-name="P126"><text:span text:style-name="T82">Ação tomada</text:span>: Uma mensagem referente ao campo a ser preenchido será exibida <text:span text:style-name="T97">no caso de campo(s) não preenchido(s)</text:span>. <text:span text:style-name="T97">Uma mensagem de usuário invalido será exibida no caso de dados inválidos.</text:span></text:p>
      <text:p text:style-name="P47"/>
      <text:p text:style-name="P1"/>
      <text:p text:style-name="P43"><text:span text:style-name="T9">[RF015] </text:span><text:span text:style-name="T55">Cadastrar Usuários</text:span></text:p>
      <text:p text:style-name="P43"><text:span text:style-name="T53"/></text:p>
      <text:p text:style-name="P89"><text:span text:style-name="T37">D</text:span><text:span text:style-name="T36">escrição</text:span><text:span text:style-name="T29">: </text:span><text:span text:style-name="T46">Essa função tem como objetivo </text:span><text:span text:style-name="T47">cadastrar</text:span><text:span text:style-name="T46"> o usuário no sistema para que ele posso usufruir de todas as funcionalidades do sistema. É necessário fornecer </text:span><text:span text:style-name="T34">e-mail</text:span><text:span text:style-name="T46">, </text:span><text:span text:style-name="T34">senha </text:span><text:span text:style-name="T45">e</text:span><text:span text:style-name="T35"> nome</text:span><text:span text:style-name="T46">.</text:span></text:p>
      <text:p text:style-name="P76"/>
      <text:p text:style-name="P76"><text:bookmark text:name="E128113111"/><text:bookmark text:name="E128013111"/><text:span text:style-name="T82">Pré condições</text:span><text:span text:style-name="T85">: </text:span><text:span text:style-name="T87">Não existir um usuário com o mesmo e-mail</text:span><text:span text:style-name="T86">.</text:span></text:p>
      <text:p text:style-name="P105"><text:bookmark text:name="E128413111"/></text:p>
      <text:p text:style-name="P105"><text:bookmark text:name="E128613111"/><text:bookmark text:name="E128513111"/><text:span text:style-name="T27">Fluxo principal</text:span><text:span text:style-name="T26">: </text:span></text:p>
      <text:p text:style-name="P105"><text:span text:style-name="T14"><text:s text:c="4"/>- </text:span><text:span text:style-name="T11">O sistema recebe os dados necessários para efetuar </text:span><text:span text:style-name="T24">o </text:span><text:span text:style-name="T25">cadastro</text:span><text:span text:style-name="T11">. </text:span></text:p>
      <text:p text:style-name="P105"><text:span text:style-name="T14"><text:s text:c="4"/>- </text:span><text:span text:style-name="T11">Os dados são validados pelo sistema </text:span><text:span text:style-name="T25">e salvo no banco de dados.</text:span></text:p>
      <text:p text:style-name="P105"><text:span text:style-name="T11"><text:s text:c="4"/></text:span><text:span text:style-name="T14">- </text:span><text:span text:style-name="T24">Redireciona o usuário para a página </text:span><text:span text:style-name="T25">de login.</text:span><text:bookmark text:name="E129113111"/></text:p>
      <text:p text:style-name="P145"/>
      <text:p text:style-name="P145"><text:bookmark text:name="E129313111"/><text:bookmark text:name="E129213111"/>Fluxos secundários de eventos:</text:p>
      <text:p text:style-name="P114"/>
      <text:p text:style-name="P135">Dados fornecidos inválidos</text:p>
      <text:p text:style-name="P122"><text:span text:style-name="T82">Campos não preenchidos</text:span>: O usuário poderá não preencher todos os campos necessários <text:span text:style-name="T97">ou inserir um e-mail já cadastrado</text:span>.</text:p>
      <text:p text:style-name="P127"><text:span text:style-name="T82">Ação tomada</text:span>: Uma mensagem referente ao campo a ser preenchido será exibida <text:span text:style-name="T97">no caso de campo(s) não preenchido(s)</text:span>. <text:span text:style-name="T97">Uma mensagem de e-mail indisponível deve ser exibida no caso de já existir um usuário com o e-mail inserido.</text:span></text:p>
      <text:p text:style-name="P1"/>
      <text:list xml:id="list433815440" text:style-name="L5">
        <text:list-item>
          <text:p text:style-name="P51">Descrição dos requisitos não funcionais para equipe de desenvolvimento (Descreva meta + requisito verificável)</text:p>
        </text:list-item>
      </text:list>
      <text:p text:style-name="P1"/>
      <text:p text:style-name="P28"><text:span text:style-name="T8">4. </text:span>Modelos de sistema</text:p>
      <text:list xml:id="list1777788561" text:style-name="L6">
        <text:list-item>
          <text:p text:style-name="P52">Representações formais dos requisitos (Diagramas de caso de uso, diagramas de classes, diagramas de estados, diagramas de atividades, diagramas de sequência, outros)</text:p>
        </text:list-item>
      </text:list>
      <text:p text:style-name="P1"/>
      <text:p text:style-name="P28"><text:span text:style-name="T8">5. </text:span>Apêndices</text:p>
      <text:list xml:id="list94960116" text:style-name="L7">
        <text:list-item>
          <text:p text:style-name="P53">Informações relacionadas a aplicação que está sendo desenvolv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21:31:10.558000000</dc:date>
    <meta:editing-duration>PT2H37M19S</meta:editing-duration>
    <meta:editing-cycles>23</meta:editing-cycles>
    <meta:generator>LibreOffice/5.3.1.2$Windows_X86_64 LibreOffice_project/e80a0e0fd1875e1696614d24c32df0f95f03deb2</meta:generator>
    <meta:document-statistic meta:table-count="1" meta:image-count="0" meta:object-count="0" meta:page-count="8" meta:paragraph-count="190" meta:word-count="1944" meta:character-count="12624" meta:non-whitespace-character-count="10704"/>
  </office:meta>
</office:document-meta>
</file>